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5.921cm" table:align="margins"/>
    </style:style>
    <style:style style:name="Tableau1.A" style:family="table-column">
      <style:table-column-properties style:column-width="7.96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ff0000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officeooo:paragraph-rsid="00102ffc"/>
    </style:style>
    <style:style style:name="P4" style:family="paragraph" style:parent-style-name="Standard">
      <style:text-properties officeooo:rsid="001166fe" officeooo:paragraph-rsid="001166fe"/>
    </style:style>
    <style:style style:name="P5" style:family="paragraph" style:parent-style-name="Table_20_Contents">
      <style:text-properties officeooo:rsid="00102ffc" officeooo:paragraph-rsid="001166fe"/>
    </style:style>
    <style:style style:name="P6" style:family="paragraph" style:parent-style-name="Subtitle">
      <style:text-properties officeooo:paragraph-rsid="00102ffc"/>
    </style:style>
    <style:style style:name="P7" style:family="paragraph" style:parent-style-name="Heading_20_2">
      <style:text-properties officeooo:paragraph-rsid="00102ffc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Standard">
      <style:text-properties fo:color="#ff0000" fo:font-size="18pt" style:font-size-asian="18pt" style:font-size-complex="18pt"/>
    </style:style>
    <style:style style:name="P10" style:family="paragraph" style:parent-style-name="Standard">
      <style:text-properties officeooo:rsid="00102ffc" officeooo:paragraph-rsid="00102ffc"/>
    </style:style>
    <style:style style:name="P11" style:family="paragraph" style:parent-style-name="Standard">
      <style:text-properties officeooo:rsid="00102ffc" officeooo:paragraph-rsid="0015cf41"/>
    </style:style>
    <style:style style:name="P12" style:family="paragraph" style:parent-style-name="Standard">
      <style:text-properties officeooo:paragraph-rsid="0015cf41"/>
    </style:style>
    <style:style style:name="P13" style:family="paragraph" style:parent-style-name="Standard">
      <style:text-properties officeooo:rsid="0015cf41" officeooo:paragraph-rsid="0015cf41"/>
    </style:style>
    <style:style style:name="P14" style:family="paragraph" style:parent-style-name="Standard">
      <style:text-properties officeooo:rsid="0015cf41" officeooo:paragraph-rsid="0016b6bb"/>
    </style:style>
    <style:style style:name="P15" style:family="paragraph" style:parent-style-name="Standard">
      <style:text-properties officeooo:paragraph-rsid="00102ffc"/>
    </style:style>
    <style:style style:name="P16" style:family="paragraph" style:parent-style-name="Standard">
      <style:text-properties officeooo:rsid="0016b6bb" officeooo:paragraph-rsid="0016b6bb"/>
    </style:style>
    <style:style style:name="P17" style:family="paragraph" style:parent-style-name="Table_20_Contents">
      <style:text-properties officeooo:paragraph-rsid="0015cf41"/>
    </style:style>
    <style:style style:name="P18" style:family="paragraph" style:parent-style-name="Table_20_Contents">
      <style:paragraph-properties fo:text-align="center" style:justify-single-word="false"/>
      <style:text-properties officeooo:rsid="0015cf41" officeooo:paragraph-rsid="0015cf41"/>
    </style:style>
    <style:style style:name="P19" style:family="paragraph" style:parent-style-name="Table_20_Contents">
      <style:text-properties officeooo:rsid="00102ffc" officeooo:paragraph-rsid="0016b6bb"/>
    </style:style>
    <style:style style:name="P20" style:family="paragraph" style:parent-style-name="Table_20_Contents">
      <style:paragraph-properties fo:text-align="center" style:justify-single-word="false"/>
      <style:text-properties officeooo:rsid="0016b6bb" officeooo:paragraph-rsid="0016b6bb"/>
    </style:style>
    <style:style style:name="P21" style:family="paragraph" style:parent-style-name="Subtitle">
      <style:text-properties officeooo:paragraph-rsid="0015cf41"/>
    </style:style>
    <style:style style:name="P22" style:family="paragraph" style:parent-style-name="Heading_20_2">
      <style:text-properties officeooo:paragraph-rsid="0015cf41"/>
    </style:style>
    <style:style style:name="P23" style:family="paragraph" style:parent-style-name="Title" style:master-page-name="Standard">
      <style:paragraph-properties fo:text-align="center" style:justify-single-word="false" style:page-number="1"/>
    </style:style>
    <style:style style:name="P24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10242e"/>
    </style:style>
    <style:style style:name="T2" style:family="text">
      <style:text-properties officeooo:rsid="00102ffc"/>
    </style:style>
    <style:style style:name="T3" style:family="text">
      <style:text-properties officeooo:rsid="001166fe"/>
    </style:style>
    <style:style style:name="T4" style:family="text">
      <style:text-properties officeooo:rsid="0015cf41"/>
    </style:style>
    <style:style style:name="T5" style:family="text">
      <style:text-properties officeooo:rsid="0016b6bb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heading=h.gjdgxs"/>Compte rendu TP</text:p>
      <text:p text:style-name="Subtitle"><text:bookmark text:name="_heading=h.30j0zll"/></text:p>
      <text:p text:style-name="Subtitle"><text:bookmark text:name="_heading=h.1fob9te"/>Composition de l’équipe :</text:p>
      <text:p text:style-name="Standard"/>
      <text:p text:style-name="Standard">Kenzi LAKHDARI</text:p>
      <text:p text:style-name="Standard">Zineb MOUKIR</text:p>
      <text:p text:style-name="Standard">Youssra SENHAJI</text:p>
      <text:p text:style-name="Standard">Mohamed BOUDAA</text:p>
      <text:p text:style-name="Standard"/>
      <text:p text:style-name="Standard"/>
      <text:p text:style-name="Standard"/>
      <text:p text:style-name="Standard"/>
      <text:p text:style-name="Standard"/>
      <text:p text:style-name="Subtitle"><text:bookmark text:name="_heading=h.3znysh7"/>Description du produit :</text:p>
      <text:p text:style-name="Standard"/>
      <text:p text:style-name="Standard">Gestion d’un cabinet médical via une application web</text:p>
      <text:p text:style-name="Standard"/>
      <text:p text:style-name="Standard"/>
      <text:p text:style-name="Standard"/>
      <text:p text:style-name="Standard"/>
      <text:p text:style-name="Subtitle"><text:bookmark text:name="_heading=h.2et92p0"/>Organisation au départ de la simulation :</text:p>
      <text:p text:style-name="Standard"/>
      <text:p text:style-name="Standard"/>
      <text:p text:style-name="Standard">Méthode AGILE utilisé : SCRUM</text:p>
      <text:p text:style-name="Standard">Projets divisé en SPRINT de <text:span text:style-name="T1">1</text:span>h</text:p>
      <text:p text:style-name="Standard">-Constitution de l’equipe et des user stories</text:p>
      <text:p text:style-name="Standard">-Recueil des besoins du client dans le backlog</text:p>
      <text:p text:style-name="Standard">-Réalisation du travail prévu </text:p>
      <text:p text:style-name="Standard">-Retour client sur les fonctionnalitées établies</text:p>
      <text:p text:style-name="Standard">-Amélioration ou ajout de fonctionnalitées</text:p>
      <text:p text:style-name="Standard"/>
      <text:p text:style-name="Standard"/>
      <text:p text:style-name="Subtitle"><text:bookmark text:name="_heading=h.tyjcwt"/></text:p>
      <text:p text:style-name="Subtitle">liens vers le backlog :</text:p>
      <text:p text:style-name="Standard"/>
      <text:p text:style-name="Standard">https://github.com/kenzil/AGILE/blob/6099592c95edf906d35ee2b4dc2123fbaae6f7b8/user%20story.txt</text:p>
      <text:p text:style-name="Standard"/>
      <text:p text:style-name="Standard"/>
      <text:p text:style-name="Standard"><text:soft-page-break/></text:p>
      <text:p text:style-name="P1"/>
      <text:p text:style-name="Heading_20_2"><text:bookmark text:name="_heading=h.3dy6vkm"/></text:p>
      <text:p text:style-name="P8"><text:bookmark text:name="_heading=h.1t3h5sf"/></text:p>
      <text:p text:style-name="Heading_20_2"><text:bookmark text:name="_heading=h.4d34og8"/><draw:rect text:anchor-type="as-char" style:rel-width="100%" draw:z-index="0" draw:style-name="gr1" draw:text-style-name="P24" svg:width="0.003cm" svg:height="0.054cm"><text:p/></draw:rect></text:p>
      <text:p text:style-name="Heading_20_2"><text:bookmark text:name="_heading=h.2s8eyo1"/></text:p>
      <text:p text:style-name="Heading_20_2"><text:bookmark text:name="_heading=h.17dp8vu"/>Compte rendu des sprints </text:p>
      <text:p text:style-name="P2"/>
      <text:p text:style-name="P9">à dupliquer</text:p>
      <text:p text:style-name="Standard"/>
      <text:p text:style-name="P7">Sprint <text:span text:style-name="T1">1</text:span></text:p>
      <text:p text:style-name="P3"/>
      <text:p text:style-name="P6"><text:bookmark text:name="_heading=h.26in1rg"/>CR lancement du Sprint</text:p>
      <text:p text:style-name="P10">Nous voulons réaliser les fonctionnalités suivantes :</text:p>
      <text:p text:style-name="P3"/>
      <text:p text:style-name="P5">Fonctionnalités secretaire :</text:p>
      <text:p text:style-name="P5">- Rechercher patient et medecin par nom</text:p>
      <text:p text:style-name="P5">- Visualiser le calendrier</text:p>
      <text:p text:style-name="P5">- Créer un nouveau rendez-vous et l’associer à un medecin </text:p>
      <text:p text:style-name="P5">- Modifier un rendez-vous</text:p>
      <text:p text:style-name="P5">- Annuler un rendez-vous</text:p>
      <text:p text:style-name="P5"><text:bookmark text:name="_heading=h.lnxbz9"/>- Au cas de modification d’un rendez-vous, notifier les concernés</text:p>
      <text:p text:style-name="P5"/>
      <text:p text:style-name="P6">CR démo</text:p>
      <text:p text:style-name="P4">Après la fin du sprint, nous n’avons pas pu terminer toutes les fonctionnalités du Backlog Sprint.</text:p>
      <text:p text:style-name="P4">On a pu terminer les fonctionnalités suivantes :</text:p>
      <text:p text:style-name="P5">- Rechercher patient et medecin par nom</text:p>
      <text:p text:style-name="P5">- Visualiser le calendrier</text:p>
      <text:p text:style-name="P5">- Créer un nouveau rendez-vous et l’associer à un medecin </text:p>
      <text:p text:style-name="P3"/>
      <text:p text:style-name="P6"><text:bookmark text:name="_heading=h.35nkun2"/>CR rétrospective</text:p>
      <text:p text:style-name="P3">- <text:span text:style-name="T1">nous avons sous-évalué la durée de production des taches par conséquent nous allons réduire le temps de sprint de 2h à 1h pour avoir plus de FeedBack</text:span></text:p>
      <text:p text:style-name="P3">- <text:span text:style-name="T3">nous avions des backlog sprints chargés, on a réduit la charge de travail pour chaque sprint</text:span></text:p>
      <text:p text:style-name="P7"><text:soft-page-break/>Sprint <text:span text:style-name="T2">2</text:span></text:p>
      <text:p text:style-name="P3"/>
      <text:p text:style-name="P6"><text:bookmark text:name="_heading=h.26in1rg1"/>CR lancement du Sprint</text:p>
      <text:p text:style-name="P3"><text:span text:style-name="T2">Nous voulons réaliser les fonctionnalités suivantes :</text:span></text:p>
      <text:p text:style-name="P3"/>
      <text:p text:style-name="P17"><text:bookmark text:name="_heading=h.lnxbz91"/>- En tant que medecin, je souhaite pouvoir consulter et gérer mes rendez-vous afin de mieux maitriser mon emploi du temps.</text:p>
      <text:p text:style-name="P17">- <text:span text:style-name="T4">Nous avons réaliser les maquettes de notre application web.</text:span></text:p>
      <text:p text:style-name="P17"/>
      <text:p text:style-name="P6">CR démo</text:p>
      <text:p text:style-name="P3"/>
      <text:p text:style-name="P13">On a pu terminer la fonctionnalité de gestion des rendez vous par la secrétaire.</text:p>
      <text:p text:style-name="P13"/>
      <text:p text:style-name="P13"/>
      <text:p text:style-name="P6"><text:bookmark text:name="_heading=h.35nkun21"/>CR rétrospective</text:p>
      <text:p text:style-name="P3">- <text:span text:style-name="T1">nous avons sous-évalué la durée de production des taches par conséquent nous allons réduire le temps de sprint de 2h à 1h pour avoir plus de FeedBack</text:span></text:p>
      <text:p text:style-name="Heading_20_2"><text:bookmark text:name="_heading=h.1ksv4uv"/>Sprint <text:span text:style-name="T4">03</text:span></text:p>
      <text:p text:style-name="Standard"/>
      <text:p text:style-name="Subtitle"><text:bookmark text:name="_heading=h.44sinio"/>CR lancement du Sprint</text:p>
      <text:p text:style-name="P11"/>
      <text:p text:style-name="P11"/>
      <text:p text:style-name="P13">On prévois de tester les différentes fonctionnalités déjà mise en place.</text:p>
      <text:p text:style-name="P13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8">Fonctionnalité</text:p>
          </table:table-cell>
          <table:table-cell table:style-name="Tableau1.B1" office:value-type="string">
            <text:p text:style-name="P18"><text:span text:style-name="T5">Résultats</text:span> du test</text:p>
          </table:table-cell>
        </table:table-row>
        <table:table-row>
          <table:table-cell table:style-name="Tableau1.A2" office:value-type="string">
            <text:p text:style-name="P19">Rechercher patient et medecin par nom</text:p>
          </table:table-cell>
          <table:table-cell table:style-name="Tableau1.B2" office:value-type="string">
            <text:p text:style-name="P20">OK</text:p>
          </table:table-cell>
        </table:table-row>
        <table:table-row>
          <table:table-cell table:style-name="Tableau1.A2" office:value-type="string">
            <text:p text:style-name="P19">Visualiser le calendrier</text:p>
          </table:table-cell>
          <table:table-cell table:style-name="Tableau1.B2" office:value-type="string">
            <text:p text:style-name="P20">OK</text:p>
          </table:table-cell>
        </table:table-row>
        <table:table-row>
          <table:table-cell table:style-name="Tableau1.A2" office:value-type="string">
            <text:p text:style-name="P19">Créer un nouveau rendez-vous et l’associer à un medecin </text:p>
          </table:table-cell>
          <table:table-cell table:style-name="Tableau1.B2" office:value-type="string">
            <text:p text:style-name="P20">OK</text:p>
          </table:table-cell>
        </table:table-row>
        <table:table-row>
          <table:table-cell table:style-name="Tableau1.A2" office:value-type="string">
            <text:p text:style-name="P14"><text:span text:style-name="T5">G</text:span>estion des rendez vous par la secrétaire.</text:p>
          </table:table-cell>
          <table:table-cell table:style-name="Tableau1.B2" office:value-type="string">
            <text:p text:style-name="P20">OK</text:p>
          </table:table-cell>
        </table:table-row>
      </table:table>
      <text:p text:style-name="P13"/>
      <text:p text:style-name="P16">On prévois de montrer au client la maquette du site,</text:p>
      <text:p text:style-name="P13"/>
      <text:p text:style-name="P13"/>
      <text:p text:style-name="P13"/>
      <text:p text:style-name="P11"/>
      <text:p text:style-name="P19"/>
      <text:p text:style-name="P19"/>
      <text:p text:style-name="P19"/>
      <text:p text:style-name="P11"><text:soft-page-break/></text:p>
      <text:p text:style-name="P11"/>
      <text:p text:style-name="P11"/>
      <text:p text:style-name="P11"/>
      <text:p text:style-name="Subtitle"><text:bookmark text:name="_heading=h.2jxsxqh"/></text:p>
      <text:p text:style-name="Subtitle"><text:bookmark text:name="_heading=h.z337ya"/>CR démo</text:p>
      <text:p text:style-name="P16">Nous avons réalisé les test des différentes fonctionnalité développé précédemment. Elles se sont s’avérer concluantes,</text:p>
      <text:p text:style-name="Standard"/>
      <text:p text:style-name="Subtitle"><text:bookmark text:name="_heading=h.3j2qqm3"/>CR rétrospective</text:p>
      <text:p text:style-name="Standard"/>
      <text:p text:style-name="Standard"/>
      <text:p text:style-name="P22">Sprint <text:span text:style-name="T4">04</text:span></text:p>
      <text:p text:style-name="P12"/>
      <text:p text:style-name="P21"><text:bookmark text:name="_heading=h.44sinio1"/>CR lancement du Sprint</text:p>
      <text:p text:style-name="P11">Nous voulons réaliser les fonctionnalités suivantes :</text:p>
      <text:p text:style-name="P11"/>
      <text:p text:style-name="P11"/>
      <text:p text:style-name="P11"/>
      <text:p text:style-name="P11"/>
      <text:p text:style-name="P11"/>
      <text:p text:style-name="P21"><text:bookmark text:name="_heading=h.2jxsxqh1"/></text:p>
      <text:p text:style-name="P21"><text:bookmark text:name="_heading=h.z337ya1"/>CR démo</text:p>
      <text:p text:style-name="P12"/>
      <text:p text:style-name="P12"/>
      <text:p text:style-name="P21"><text:bookmark text:name="_heading=h.3j2qqm31"/>CR rétrospective</text:p>
      <text:p text:style-name="P12"/>
      <text:p text:style-name="P12"/>
      <text:p text:style-name="Standard"/>
      <text:p text:style-name="Standard"/>
      <text:p text:style-name="Standard"/>
      <text:p text:style-name="Standard"/>
      <text:p text:style-name="Standard"><draw:rect text:anchor-type="as-char" style:rel-width="100%" draw:z-index="1" draw:style-name="gr1" draw:text-style-name="P24" svg:width="0.003cm" svg:height="0.054cm"><text:p/></draw:rect></text:p>
      <text:p text:style-name="Standard"/>
      <text:p text:style-name="Heading_20_2"><text:bookmark text:name="_heading=h.1y810tw"/><text:soft-page-break/>Bilan de la simulation :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29T16:13:21.077000000</dc:date>
    <meta:editing-duration>PT22M40S</meta:editing-duration>
    <meta:editing-cycles>3</meta:editing-cycles>
    <meta:generator>LibreOffice/6.0.7.3$Windows_X86_64 LibreOffice_project/dc89aa7a9eabfd848af146d5086077aeed2ae4a5</meta:generator>
    <meta:document-statistic meta:table-count="1" meta:image-count="0" meta:object-count="0" meta:page-count="6" meta:paragraph-count="73" meta:word-count="427" meta:character-count="2665" meta:non-whitespace-character-count="2304"/>
  </office:meta>
</office:document-meta>
</file>